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paragraph-properties fo:margin-left="1.251cm" fo:text-align="start" style:justify-single-word="false" fo:text-indent="0cm" style:auto-text-indent="false"/>
      <style:text-properties fo:font-variant="normal" fo:text-transform="none" fo:color="#000000" loext:opacity="100%" style:font-name="quote-cjk-patch" fo:font-size="16.5pt" fo:letter-spacing="normal" fo:font-style="normal" fo:font-weight="bold" officeooo:rsid="001bdb0a" officeooo:paragraph-rsid="001bdb0a" style:font-size-asian="16pt" style:font-weight-asian="bold" style:font-size-complex="16pt" style:font-weight-complex="bold"/>
    </style:style>
    <style:style style:name="P2" style:family="paragraph" style:parent-style-name="Heading_20_2">
      <style:text-properties fo:font-variant="normal" fo:text-transform="none" fo:color="#000000" loext:opacity="100%" style:font-name="quote-cjk-patch" fo:font-size="16.5pt" fo:letter-spacing="normal" fo:font-style="normal" fo:font-weight="bold" loext:padding="0cm" loext:border="none"/>
    </style:style>
    <style:style style:name="P3" style:family="paragraph" style:parent-style-name="Heading_20_2">
      <style:paragraph-properties fo:margin-left="0.741cm" fo:margin-right="0.741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00000" loext:opacity="100%" style:font-name="quote-cjk-patch" fo:font-size="16.5pt" fo:letter-spacing="normal" fo:font-style="normal" fo:font-weight="bold" fo:background-color="transparent" loext:padding="0cm" loext:border="none"/>
    </style:style>
    <style:style style:name="P4" style:family="paragraph" style:parent-style-name="Heading_20_2">
      <style:paragraph-properties fo:margin-left="0.741cm" fo:margin-right="0.741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800080" loext:opacity="100%" style:font-name="quote-cjk-patch" fo:font-size="16.5pt" fo:letter-spacing="normal" fo:font-style="normal" fo:font-weight="bold" loext:padding="0cm" loext:border="none"/>
    </style:style>
    <style:style style:name="P5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quote-cjk-patch" fo:font-size="15pt" fo:letter-spacing="normal" fo:font-style="normal" fo:font-weight="bold"/>
    </style:style>
    <style:style style:name="P6" style:family="paragraph" style:parent-style-name="Heading_20_3">
      <style:paragraph-properties fo:margin-left="0.741cm" fo:margin-right="0.741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quote-cjk-patch" fo:font-size="15pt" fo:letter-spacing="normal" fo:font-style="normal" fo:font-weight="bold" loext:padding="0cm" loext:border="none"/>
    </style:style>
    <style:style style:name="P7" style:family="paragraph" style:parent-style-name="Heading_20_3">
      <style:paragraph-properties fo:margin-left="0.741cm" fo:margin-right="0.741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00000" loext:opacity="100%" style:font-name="quote-cjk-patch" fo:font-size="15pt" fo:letter-spacing="normal" fo:font-style="normal" fo:font-weight="bold" fo:background-color="transparent" loext:padding="0cm" loext:border="none"/>
    </style:style>
    <style:style style:name="P8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style:font-name="Menlo" fo:font-size="9.75pt" fo:letter-spacing="normal" fo:font-style="normal" fo:font-weight="normal" fo:background-color="transparent" loext:padding="0cm" loext:border="none"/>
    </style:style>
    <style:style style:name="P9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00080" loext:opacity="100%" fo:letter-spacing="normal" fo:background-color="transparent" loext:padding="0cm" loext:border="none"/>
    </style:style>
    <style:style style:name="P10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91d076" loext:opacity="100%" fo:letter-spacing="normal" fo:background-color="transparent" loext:padding="0cm" loext:border="none"/>
    </style:style>
    <style:style style:name="P11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8da1b9" loext:opacity="100%" style:font-name="Menlo" fo:font-size="9.75pt" fo:letter-spacing="normal" fo:font-style="normal" fo:font-weight="normal" fo:background-color="transparent" loext:padding="0cm" loext:border="none"/>
    </style:style>
    <style:style style:name="P12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Menlo" fo:font-size="9.75pt" fo:letter-spacing="normal" fo:font-style="normal" fo:font-weight="normal" fo:background-color="transparent" loext:padding="0cm" loext:border="none"/>
    </style:style>
    <style:style style:name="P13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fo:letter-spacing="normal" fo:background-color="transparent" loext:padding="0cm" loext:border="none"/>
    </style:style>
    <style:style style:name="P14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background-color="transparent"/>
    </style:style>
    <style:style style:name="P15" style:family="paragraph" style:parent-style-name="Preformatted_20_Text">
      <style:paragraph-properties fo:margin-left="0.741cm" fo:margin-right="0.741cm" fo:margin-top="0cm" fo:margin-bottom="0cm" style:contextual-spacing="false" style:line-height-at-least="0.582cm" fo:orphans="2" fo:widows="2" fo:text-indent="0cm" style:auto-text-indent="false" fo:padding="0cm" fo:border="none"/>
      <style:text-properties fo:color="#000000" loext:opacity="100%" fo:background-color="transparent"/>
    </style:style>
    <style:style style:name="P16" style:family="paragraph" style:parent-style-name="Standard">
      <style:paragraph-properties fo:margin-left="1.251cm" fo:text-align="center" style:justify-single-word="false" fo:text-indent="0cm" style:auto-text-indent="false"/>
      <style:text-properties fo:color="#000000" loext:opacity="100%" fo:font-size="16pt" fo:font-weight="bold" officeooo:rsid="001bdb0a" officeooo:paragraph-rsid="001bdb0a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0.741cm" fo:margin-right="0.741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.741cm" fo:margin-right="0.741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>
      <style:text-properties fo:color="#000000" loext:opacity="100%"/>
    </style:style>
    <style:style style:name="P22" style:family="paragraph" style:parent-style-name="Text_20_body">
      <style:text-properties fo:color="#000000" loext:opacity="100%" fo:background-color="transparent"/>
    </style:style>
    <style:style style:name="P23" style:family="paragraph" style:parent-style-name="Text_20_body">
      <style:paragraph-properties fo:margin-left="0.212cm" fo:margin-right="0.741cm" fo:margin-top="0cm" fo:margin-bottom="0.635cm" style:contextual-spacing="false" style:line-height-at-least="0.476cm" fo:orphans="2" fo:widows="2" fo:text-indent="0cm" style:auto-text-indent="false"/>
      <style:text-properties fo:font-variant="normal" fo:text-transform="none" fo:color="#f9fafb" loext:opacity="100%" style:font-name="Menlo" fo:font-size="9pt" fo:letter-spacing="normal" fo:font-style="normal" fo:font-weight="normal" fo:background-color="transparent" loext:padding="0cm" loext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25" style:family="paragraph" style:parent-style-name="Text_20_body">
      <style:paragraph-properties fo:margin-left="0.741cm" fo:margin-right="0.741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0.5pt" fo:letter-spacing="normal" fo:font-style="normal" fo:font-weight="normal" loext:padding="0cm" loext:border="none"/>
    </style:style>
    <style:style style:name="P26" style:family="paragraph" style:parent-style-name="Text_20_body">
      <style:paragraph-properties fo:margin-left="0.741cm" fo:margin-right="0.741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0.5pt" fo:letter-spacing="normal" fo:font-style="normal" fo:font-weight="normal" fo:background-color="transparent" loext:padding="0cm" loext:border="none"/>
    </style:style>
    <style:style style:name="P27" style:family="paragraph" style:parent-style-name="Text_20_body">
      <style:paragraph-properties fo:margin-left="0.741cm" fo:margin-right="0.741cm" fo:margin-top="0.423cm" fo:margin-bottom="0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0.5pt" fo:letter-spacing="normal" fo:font-style="normal" fo:font-weight="normal" fo:background-color="transparent" loext:padding="0cm" loext:border="none"/>
    </style:style>
    <style:style style:name="P28" style:family="paragraph" style:parent-style-name="Text_20_body" style:list-style-name="L7">
      <style:paragraph-properties fo:margin-left="0.741cm" fo:margin-right="0.741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0.5pt" fo:letter-spacing="normal" fo:font-style="normal" fo:font-weight="normal" fo:background-color="transparent" loext:padding="0cm" loext:border="none"/>
    </style:style>
    <style:style style:name="P29" style:family="paragraph" style:parent-style-name="Text_20_body">
      <style:paragraph-properties fo:margin-left="0.847cm" fo:margin-right="0.847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0.5pt" fo:letter-spacing="normal" fo:font-style="normal" fo:font-weight="normal" fo:background-color="transparent"/>
    </style:style>
    <style:style style:name="P30" style:family="paragraph" style:parent-style-name="Text_20_body" style:list-style-name="L5">
      <style:paragraph-properties fo:margin-left="0.741cm" fo:margin-right="0.741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fo:background-color="transparent" loext:padding="0cm" loext:border="none"/>
    </style:style>
    <style:style style:name="P31" style:family="paragraph" style:parent-style-name="Text_20_body" style:list-style-name="L6">
      <style:paragraph-properties fo:margin-left="0.741cm" fo:margin-right="0.741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fo:background-color="transparent" loext:padding="0cm" loext:border="none"/>
    </style:style>
    <style:style style:name="P32" style:family="paragraph" style:parent-style-name="Text_20_body">
      <style:paragraph-properties fo:margin-left="0.212cm" fo:margin-right="0.741cm" fo:margin-top="0cm" fo:margin-bottom="0.635cm" style:contextual-spacing="false" style:line-height-at-least="0.476cm" fo:orphans="2" fo:widows="2" fo:text-indent="0cm" style:auto-text-indent="false"/>
      <style:text-properties fo:font-variant="normal" fo:text-transform="none" fo:color="#000000" loext:opacity="100%" style:font-name="Menlo" fo:font-size="9pt" fo:letter-spacing="normal" fo:font-style="normal" fo:font-weight="normal" fo:background-color="transparent" loext:padding="0cm" loext:border="none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T1" style:family="text">
      <style:text-properties style:font-name="quote-cjk-patch" fo:font-size="10.5pt" fo:font-style="normal" fo:font-weight="normal"/>
    </style:style>
    <style:style style:name="T2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f9fafb" loext:opacity="100%" style:font-name="quote-cjk-patch" fo:font-size="16.5pt" fo:letter-spacing="normal" fo:font-style="normal" fo:font-weight="bold"/>
    </style:style>
    <style:style style:name="T5" style:family="text"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T6" style:family="text">
      <style:text-properties fo:font-variant="normal" fo:text-transform="none" fo:color="#f9fafb" loext:opacity="100%" style:font-name="Menlo" fo:font-size="12pt" fo:letter-spacing="normal" fo:font-style="normal" fo:font-weight="normal" fo:background-color="#2c2c2e" loext:char-shading-value="0" loext:padding="0cm" loext:border="none"/>
    </style:style>
    <style:style style:name="T7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8" style:family="text">
      <style:text-properties fo:font-variant="normal" fo:text-transform="none" style:font-name="quote-cjk-patch" fo:font-size="12pt" fo:letter-spacing="normal" fo:font-style="normal" fo:font-weight="bold"/>
    </style:style>
    <style:style style:name="T9" style:family="text">
      <style:text-properties fo:font-variant="normal" fo:text-transform="none" style:font-name="quote-cjk-patch" fo:font-size="16.5pt" fo:letter-spacing="normal" fo:font-style="normal" fo:font-weight="bold"/>
    </style:style>
    <style:style style:name="T10" style:family="text">
      <style:text-properties fo:font-variant="normal" fo:text-transform="none" style:font-name="quote-cjk-patch" fo:font-size="15pt" fo:letter-spacing="normal" fo:font-style="normal" fo:font-weight="bold"/>
    </style:style>
    <style:style style:name="T11" style:family="text">
      <style:text-properties fo:font-variant="normal" fo:text-transform="none" style:font-name="quote-cjk-patch" fo:font-size="10.5pt" fo:letter-spacing="normal" fo:font-style="normal" fo:font-weight="bold" fo:background-color="transparent" loext:char-shading-value="0" loext:padding="0cm" loext:border="none"/>
    </style:style>
    <style:style style:name="T12" style:family="text">
      <style:text-properties fo:font-variant="normal" fo:text-transform="none" style:font-name="quote-cjk-patch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quote-cjk-patch" fo:font-size="10.5pt" fo:letter-spacing="normal" fo:font-style="normal" fo:font-weight="bold" fo:background-color="transparent" loext:char-shading-value="0" loext:padding="0cm" loext:border="none"/>
    </style:style>
    <style:style style:name="T18" style:family="text">
      <style:text-properties fo:font-variant="normal" fo:text-transform="none" fo:color="#000000" loext:opacity="100%" style:font-name="quote-cjk-patch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2pt" fo:letter-spacing="normal" fo:font-style="normal" fo:font-weight="normal" fo:background-color="#2c2c2e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Menlo" fo:font-size="12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loext:opacity="100%" style:font-name="Menlo" fo:font-size="12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Menlo" fo:font-size="12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style:font-name="Menlo" fo:font-size="12pt" fo:letter-spacing="normal" fo:font-style="normal" fo:font-weight="normal" fo:background-color="#2c2c2e" loext:char-shading-value="0" loext:padding="0cm" loext:border="none"/>
    </style:style>
    <style:style style:name="T24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26" style:family="text">
      <style:text-properties fo:font-variant="normal" fo:text-transform="none" fo:color="#800080" loext:opacity="100%" style:font-name="quote-cjk-patch" fo:font-size="10.5pt" fo:letter-spacing="normal" fo:font-style="normal" fo:font-weight="bold" fo:background-color="transparent" loext:char-shading-value="0" loext:padding="0cm" loext:border="none"/>
    </style:style>
    <style:style style:name="T27" style:family="text">
      <style:text-properties fo:font-variant="normal" fo:text-transform="none" fo:color="#800080" loext:opacity="100%" style:font-name="quote-cjk-patch" fo:font-size="10.5pt" fo:letter-spacing="normal" fo:font-style="normal" fo:font-weight="bold" fo:background-color="transparent" loext:char-shading-value="0" loext:padding="0cm" loext:border="none"/>
    </style:style>
    <style:style style:name="T28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800080" loext:opacity="100%" style:font-name="quote-cjk-patch" fo:font-size="10.5pt" fo:letter-spacing="normal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800080" loext:opacity="100%" style:font-name="quote-cjk-patch" fo:font-size="10.5pt" fo:letter-spacing="normal" fo:font-style="normal" fo:font-weight="normal" fo:background-color="transparent" loext:char-shading-value="0" loext:padding="0cm" loext:border="none"/>
    </style:style>
    <style:style style:name="T32" style:family="text">
      <style:text-properties style:font-name="Menlo" fo:font-size="9.75pt" fo:font-style="normal" fo:font-weight="normal"/>
    </style:style>
    <style:style style:name="T33" style:family="text">
      <style:text-properties fo:color="#e9ae7e" loext:opacity="100%"/>
    </style:style>
    <style:style style:name="T34" style:family="text">
      <style:text-properties fo:color="#e9ae7e" loext:opacity="100%" style:font-name="Menlo" fo:font-size="9.75pt" fo:font-style="normal" fo:font-weight="normal"/>
    </style:style>
    <style:style style:name="T35" style:family="text">
      <style:text-properties fo:color="#c699e3" loext:opacity="100%"/>
    </style:style>
    <style:style style:name="T36" style:family="text">
      <style:text-properties fo:color="#e3eaf2" loext:opacity="100%"/>
    </style:style>
    <style:style style:name="T37" style:family="text">
      <style:text-properties fo:color="#e3eaf2" loext:opacity="100%" style:font-name="Menlo" fo:font-size="9.75pt" fo:font-style="normal" fo:font-weight="normal"/>
    </style:style>
    <style:style style:name="T38" style:family="text">
      <style:text-properties fo:color="#91d076" loext:opacity="100%"/>
    </style:style>
    <style:style style:name="T39" style:family="text">
      <style:text-properties fo:color="#91d076" loext:opacity="100%" style:font-name="Menlo" fo:font-size="9.75pt" fo:font-style="normal" fo:font-weight="normal"/>
    </style:style>
    <style:style style:name="T40" style:family="text">
      <style:text-properties fo:color="#8da1b9" loext:opacity="100%" style:font-name="Menlo" fo:font-size="9.75pt" fo:font-style="normal" fo:font-weight="normal"/>
    </style:style>
    <style:style style:name="T41" style:family="text">
      <style:text-properties fo:color="#e6d37a" loext:opacity="100%" style:font-name="Menlo" fo:font-size="9.75pt" fo:font-style="normal" fo:font-weight="normal"/>
    </style:style>
    <style:style style:name="T42" style:family="text">
      <style:text-properties fo:color="#f4adf4" loext:opacity="100%" style:font-name="Menlo"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eapSort</text:p>
      <text:p text:style-name="P16"/>
      <text:h text:style-name="P1" text:outline-level="2">O que é o HeapSort?</text:h>
      <text:p text:style-name="P17"><text:span text:style-name="T13">O HeapSort é um algoritmo de ordenação eficiente que utiliza uma estrutura de dados chamada </text:span><text:span text:style-name="Strong_20_Emphasis"><text:span text:style-name="T16">heap</text:span></text:span><text:span text:style-name="T13"> (montículo). É um algoritmo </text:span><text:span text:style-name="Strong_20_Emphasis"><text:span text:style-name="T16">híbrido</text:span></text:span><text:span text:style-name="T13"> que combina as vantagens da ordenação por seleção com a eficiência de uma estrutura de dados especializada.</text:span></text:p>
      <text:p text:style-name="P21"><text:line-break/><text:span text:style-name="T9">Conceitos Fundamentais</text:span></text:p>
      <text:h text:style-name="P5" text:outline-level="3">1. O que é um Heap?</text:h>
      <text:p text:style-name="P17"><text:span text:style-name="T13">Um heap é uma árvore binária completa que satisfaz a </text:span><text:span text:style-name="Strong_20_Emphasis"><text:span text:style-name="T16">propriedade de heap</text:span></text:span><text:span text:style-name="T13">:</text:span></text:p>
      <text:list text:style-name="L1">
        <text:list-item>
          <text:p text:style-name="P18"><text:span text:style-name="Strong_20_Emphasis"><text:span text:style-name="T16">Heap máximo</text:span></text:span><text:span text:style-name="T13">: O valor de cada nó é maior ou igual ao valor de seus filhos</text:span></text:p>
        </text:list-item>
        <text:list-item>
          <text:p text:style-name="P18"><text:span text:style-name="Strong_20_Emphasis"><text:span text:style-name="T16">Heap mínimo</text:span></text:span><text:span text:style-name="T13">: O valor de cada nó é menor ou igual ao valor de seus filhos</text:span></text:p>
        </text:list-item>
      </text:list>
      <text:p text:style-name="P21"><text:line-break/><text:span text:style-name="T10">2. Representação do Heap</text:span></text:p>
      <text:p text:style-name="P17"><text:span text:style-name="T13">Um heap é normalmente representado como um </text:span><text:span text:style-name="Strong_20_Emphasis"><text:span text:style-name="T16">array</text:span></text:span><text:span text:style-name="T13">, onde:</text:span></text:p>
      <text:list text:style-name="L2">
        <text:list-item>
          <text:p text:style-name="P24">Raiz está no índice 0</text:p>
        </text:list-item>
        <text:list-item>
          <text:p text:style-name="P33"><text:span text:style-name="T15">Filho esquerdo de </text:span><text:span text:style-name="Source_20_Text"><text:span text:style-name="T22">i</text:span></text:span><text:span text:style-name="T15"> está em </text:span><text:span text:style-name="Source_20_Text"><text:span text:style-name="T22">2*i + 1</text:span></text:span></text:p>
        </text:list-item>
        <text:list-item>
          <text:p text:style-name="P33"><text:span text:style-name="T15">Filho direito de </text:span><text:span text:style-name="Source_20_Text"><text:span text:style-name="T22">i</text:span></text:span><text:span text:style-name="T15"> está em </text:span><text:span text:style-name="Source_20_Text"><text:span text:style-name="T22">2*i + 2</text:span></text:span></text:p>
        </text:list-item>
        <text:list-item>
          <text:p text:style-name="P33"><text:span text:style-name="T15">Pai de </text:span><text:span text:style-name="Source_20_Text"><text:span text:style-name="T22">i</text:span></text:span><text:span text:style-name="T15"> está em </text:span><text:span text:style-name="Source_20_Text"><text:span text:style-name="T22">(i-1)//2</text:span></text:span></text:p>
        </text:list-item>
      </text:list>
      <text:p text:style-name="P21"/>
      <text:h text:style-name="P2" text:outline-level="2">Funcionamento do HeapSort</text:h>
      <text:p text:style-name="P25">O algoritmo possui duas fases principais:</text:p>
      <text:h text:style-name="P6" text:outline-level="3">Fase 1: Construção do Heap</text:h>
      <text:p text:style-name="P25">Transformamos o array em um heap máximo.</text:p>
      <text:h text:style-name="P6" text:outline-level="3"><text:soft-page-break/>Fase 2: Ordenação</text:h>
      <text:p text:style-name="P25">Extraímos repetidamente o maior elemento (raiz) e reconstruímos o heap.</text:p>
      <text:h text:style-name="P4" text:outline-level="2">Implementação em Python</text:h>
      <text:p text:style-name="P23">python</text:p>
      <text:p text:style-name="P8"><text:span text:style-name="T33">def</text:span> <text:span text:style-name="T35">heapify</text:span><text:span text:style-name="T36">(</text:span>arr<text:span text:style-name="T36">,</text:span> n<text:span text:style-name="T36">,</text:span> i<text:span text:style-name="T36">):</text:span></text:p>
      <text:p text:style-name="P9"><text:s text:c="4"/><text:span text:style-name="T39">"""</text:span></text:p>
      <text:p text:style-name="P10"><text:s text:c="4"/><text:span text:style-name="T32">Transforma uma subárvore em heap máximo</text:span></text:p>
      <text:p text:style-name="P10"><text:s text:c="4"/><text:span text:style-name="T32">arr: array a ser ordenado</text:span></text:p>
      <text:p text:style-name="P10"><text:s text:c="4"/><text:span text:style-name="T32">n: tamanho do heap</text:span></text:p>
      <text:p text:style-name="P10"><text:s text:c="4"/><text:span text:style-name="T32">i: índice do nó raiz da subárvore</text:span></text:p>
      <text:p text:style-name="P10"><text:s text:c="4"/><text:span text:style-name="T32">"""</text:span></text:p>
      <text:p text:style-name="P9"><text:s text:c="4"/><text:span text:style-name="T32">maior </text:span><text:span text:style-name="T34">=</text:span><text:span text:style-name="T32"> i <text:s/></text:span><text:span text:style-name="T40"># Inicializa o maior como raiz</text:span></text:p>
      <text:p text:style-name="P9"><text:s text:c="4"/><text:span text:style-name="T32">esquerda </text:span><text:span text:style-name="T34">=</text:span><text:span text:style-name="T32"> </text:span><text:span text:style-name="T41">2</text:span><text:span text:style-name="T32"> </text:span><text:span text:style-name="T34">*</text:span><text:span text:style-name="T32"> i </text:span><text:span text:style-name="T34">+</text:span><text:span text:style-name="T32"> </text:span><text:span text:style-name="T41">1</text:span></text:p>
      <text:p text:style-name="P9"><text:s text:c="4"/><text:span text:style-name="T32">direita </text:span><text:span text:style-name="T34">=</text:span><text:span text:style-name="T32"> </text:span><text:span text:style-name="T41">2</text:span><text:span text:style-name="T32"> </text:span><text:span text:style-name="T34">*</text:span><text:span text:style-name="T32"> i </text:span><text:span text:style-name="T34">+</text:span><text:span text:style-name="T32"> </text:span><text:span text:style-name="T41">2</text:span></text:p>
      <text:p text:style-name="P14"/>
      <text:p text:style-name="P9"><text:s text:c="4"/><text:span text:style-name="T40"># Verifica se o filho esquerdo existe e é maior que a raiz</text:span></text:p>
      <text:p text:style-name="P9"><text:s text:c="4"/><text:span text:style-name="T34">if</text:span><text:span text:style-name="T32"> esquerda </text:span><text:span text:style-name="T34">&lt;</text:span><text:span text:style-name="T32"> n </text:span><text:span text:style-name="T34">and</text:span><text:span text:style-name="T32"> arr</text:span><text:span text:style-name="T37">[</text:span><text:span text:style-name="T32">esquerda</text:span><text:span text:style-name="T37">]</text:span><text:span text:style-name="T32"> </text:span><text:span text:style-name="T34">&gt;</text:span><text:span text:style-name="T32"> arr</text:span><text:span text:style-name="T37">[</text:span><text:span text:style-name="T32">maior</text:span><text:span text:style-name="T37">]:</text:span></text:p>
      <text:p text:style-name="P9"><text:s text:c="8"/><text:span text:style-name="T32">maior </text:span><text:span text:style-name="T34">=</text:span><text:span text:style-name="T32"> esquerda</text:span></text:p>
      <text:p text:style-name="P14"/>
      <text:p text:style-name="P9"><text:s text:c="4"/><text:span text:style-name="T40"># Verifica se o filho direito existe e é maior que o maior até agora</text:span></text:p>
      <text:p text:style-name="P9"><text:s text:c="4"/><text:span text:style-name="T34">if</text:span><text:span text:style-name="T32"> direita </text:span><text:span text:style-name="T34">&lt;</text:span><text:span text:style-name="T32"> n </text:span><text:span text:style-name="T34">and</text:span><text:span text:style-name="T32"> arr</text:span><text:span text:style-name="T37">[</text:span><text:span text:style-name="T32">direita</text:span><text:span text:style-name="T37">]</text:span><text:span text:style-name="T32"> </text:span><text:span text:style-name="T34">&gt;</text:span><text:span text:style-name="T32"> arr</text:span><text:span text:style-name="T37">[</text:span><text:span text:style-name="T32">maior</text:span><text:span text:style-name="T37">]:</text:span></text:p>
      <text:p text:style-name="P9"><text:s text:c="8"/><text:span text:style-name="T32">maior </text:span><text:span text:style-name="T34">=</text:span><text:span text:style-name="T32"> direita</text:span></text:p>
      <text:p text:style-name="P14"/>
      <text:p text:style-name="P9"><text:s text:c="4"/><text:span text:style-name="T40"># Se o maior não é a raiz, troca e continua heapificando</text:span></text:p>
      <text:p text:style-name="P9"><text:s text:c="4"/><text:span text:style-name="T34">if</text:span><text:span text:style-name="T32"> maior </text:span><text:span text:style-name="T34">!=</text:span><text:span text:style-name="T32"> i</text:span><text:span text:style-name="T37">:</text:span></text:p>
      <text:p text:style-name="P9"><text:s text:c="8"/><text:span text:style-name="T32">arr</text:span><text:span text:style-name="T37">[</text:span><text:span text:style-name="T32">i</text:span><text:span text:style-name="T37">],</text:span><text:span text:style-name="T32"> arr</text:span><text:span text:style-name="T37">[</text:span><text:span text:style-name="T32">maior</text:span><text:span text:style-name="T37">]</text:span><text:span text:style-name="T32"> </text:span><text:span text:style-name="T34">=</text:span><text:span text:style-name="T32"> arr</text:span><text:span text:style-name="T37">[</text:span><text:span text:style-name="T32">maior</text:span><text:span text:style-name="T37">],</text:span><text:span text:style-name="T32"> arr</text:span><text:span text:style-name="T37">[</text:span><text:span text:style-name="T32">i</text:span><text:span text:style-name="T37">]</text:span><text:span text:style-name="T32"> <text:s/></text:span><text:span text:style-name="T40"># Troca</text:span></text:p>
      <text:p text:style-name="P9"><text:s text:c="8"/><text:span text:style-name="T32">heapify</text:span><text:span text:style-name="T37">(</text:span><text:span text:style-name="T32">arr</text:span><text:span text:style-name="T37">,</text:span><text:span text:style-name="T32"> n</text:span><text:span text:style-name="T37">,</text:span><text:span text:style-name="T32"> maior</text:span><text:span text:style-name="T37">)</text:span><text:span text:style-name="T32"> <text:s/></text:span><text:span text:style-name="T40"># Heapifica recursivamente a subárvore</text:span></text:p>
      <text:p text:style-name="P14"/>
      <text:p text:style-name="P8"><text:span text:style-name="T33">def</text:span> <text:span text:style-name="T35">heapsort</text:span><text:span text:style-name="T36">(</text:span>arr<text:span text:style-name="T36">):</text:span></text:p>
      <text:p text:style-name="P9"><text:s text:c="4"/><text:span text:style-name="T39">"""</text:span></text:p>
      <text:p text:style-name="P10"><text:s text:c="4"/><text:span text:style-name="T32">Implementação do algoritmo HeapSort</text:span></text:p>
      <text:p text:style-name="P10"><text:s text:c="4"/><text:span text:style-name="T32">"""</text:span></text:p>
      <text:p text:style-name="P9"><text:s text:c="4"/><text:span text:style-name="T32">n </text:span><text:span text:style-name="T34">=</text:span><text:span text:style-name="T32"> </text:span><text:span text:style-name="T42">len</text:span><text:span text:style-name="T37">(</text:span><text:span text:style-name="T32">arr</text:span><text:span text:style-name="T37">)</text:span></text:p>
      <text:p text:style-name="P9"><text:s text:c="4"/></text:p>
      <text:p text:style-name="P9"><text:s text:c="4"/><text:span text:style-name="T40"># Fase 1: Construção do Heap Máximo</text:span></text:p>
      <text:p text:style-name="P9"><text:s text:c="4"/><text:span text:style-name="T40"># Começa do último nó não-folha até a raiz</text:span></text:p>
      <text:p text:style-name="P9"><text:s text:c="4"/><text:span text:style-name="T34">print</text:span><text:span text:style-name="T37">(</text:span><text:span text:style-name="T39">"Fase 1: Construção do Heap Máximo"</text:span><text:span text:style-name="T37">)</text:span></text:p>
      <text:p text:style-name="P9"><text:s text:c="4"/><text:span text:style-name="T34">for</text:span><text:span text:style-name="T32"> i </text:span><text:span text:style-name="T34">in</text:span><text:span text:style-name="T32"> </text:span><text:span text:style-name="T42">range</text:span><text:span text:style-name="T37">(</text:span><text:span text:style-name="T32">n </text:span><text:span text:style-name="T34">//</text:span><text:span text:style-name="T32"> </text:span><text:span text:style-name="T41">2</text:span><text:span text:style-name="T32"> </text:span><text:span text:style-name="T34">-</text:span><text:span text:style-name="T32"> </text:span><text:span text:style-name="T41">1</text:span><text:span text:style-name="T37">,</text:span><text:span text:style-name="T32"> </text:span><text:span text:style-name="T34">-</text:span><text:span text:style-name="T41">1</text:span><text:span text:style-name="T37">,</text:span><text:span text:style-name="T32"> </text:span><text:span text:style-name="T34">-</text:span><text:span text:style-name="T41">1</text:span><text:span text:style-name="T37">):</text:span></text:p>
      <text:p text:style-name="P9"><text:soft-page-break/><text:s text:c="8"/><text:span text:style-name="T34">print</text:span><text:span text:style-name="T37">(</text:span><text:span text:style-name="T39">f"Heapificando a partir do índice </text:span><text:span text:style-name="T37">{</text:span><text:span text:style-name="T32">i</text:span><text:span text:style-name="T37">}</text:span><text:span text:style-name="T39">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9"><text:s text:c="8"/><text:span text:style-name="T32">heapify</text:span><text:span text:style-name="T37">(</text:span><text:span text:style-name="T32">arr</text:span><text:span text:style-name="T37">,</text:span><text:span text:style-name="T32"> n</text:span><text:span text:style-name="T37">,</text:span><text:span text:style-name="T32"> i</text:span><text:span text:style-name="T37">)</text:span></text:p>
      <text:p text:style-name="P9"><text:s text:c="8"/><text:span text:style-name="T34">print</text:span><text:span text:style-name="T37">(</text:span><text:span text:style-name="T39">f"Após heapificar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9"><text:s text:c="8"/><text:span text:style-name="T34">print</text:span><text:span text:style-name="T37">(</text:span><text:span text:style-name="T39">"-"</text:span><text:span text:style-name="T32"> </text:span><text:span text:style-name="T34">*</text:span><text:span text:style-name="T32"> </text:span><text:span text:style-name="T41">50</text:span><text:span text:style-name="T37">)</text:span></text:p>
      <text:p text:style-name="P9"><text:s text:c="4"/></text:p>
      <text:p text:style-name="P9"><text:s text:c="4"/><text:span text:style-name="T40"># Fase 2: Extração dos elementos um por um</text:span></text:p>
      <text:p text:style-name="P9"><text:s text:c="4"/><text:span text:style-name="T34">print</text:span><text:span text:style-name="T37">(</text:span><text:span text:style-name="T39">"Fase 2: Extração e Ordenação"</text:span><text:span text:style-name="T37">)</text:span></text:p>
      <text:p text:style-name="P9"><text:s text:c="4"/><text:span text:style-name="T34">for</text:span><text:span text:style-name="T32"> i </text:span><text:span text:style-name="T34">in</text:span><text:span text:style-name="T32"> </text:span><text:span text:style-name="T42">range</text:span><text:span text:style-name="T37">(</text:span><text:span text:style-name="T32">n </text:span><text:span text:style-name="T34">-</text:span><text:span text:style-name="T32"> </text:span><text:span text:style-name="T41">1</text:span><text:span text:style-name="T37">,</text:span><text:span text:style-name="T32"> </text:span><text:span text:style-name="T41">0</text:span><text:span text:style-name="T37">,</text:span><text:span text:style-name="T32"> </text:span><text:span text:style-name="T34">-</text:span><text:span text:style-name="T41">1</text:span><text:span text:style-name="T37">):</text:span></text:p>
      <text:p text:style-name="P9"><text:s text:c="8"/><text:span text:style-name="T40"># Move a raiz (maior elemento) para o final</text:span></text:p>
      <text:p text:style-name="P9"><text:s text:c="8"/><text:span text:style-name="T32">arr</text:span><text:span text:style-name="T37">[</text:span><text:span text:style-name="T32">i</text:span><text:span text:style-name="T37">],</text:span><text:span text:style-name="T32"> arr</text:span><text:span text:style-name="T37">[</text:span><text:span text:style-name="T41">0</text:span><text:span text:style-name="T37">]</text:span><text:span text:style-name="T32"> </text:span><text:span text:style-name="T34">=</text:span><text:span text:style-name="T32"> arr</text:span><text:span text:style-name="T37">[</text:span><text:span text:style-name="T41">0</text:span><text:span text:style-name="T37">],</text:span><text:span text:style-name="T32"> arr</text:span><text:span text:style-name="T37">[</text:span><text:span text:style-name="T32">i</text:span><text:span text:style-name="T37">]</text:span></text:p>
      <text:p text:style-name="P9"><text:s text:c="8"/><text:span text:style-name="T34">print</text:span><text:span text:style-name="T37">(</text:span><text:span text:style-name="T39">f"Movendo maior elemento para posição </text:span><text:span text:style-name="T37">{</text:span><text:span text:style-name="T32">i</text:span><text:span text:style-name="T37">}</text:span><text:span text:style-name="T39">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9"><text:s text:c="8"/></text:p>
      <text:p text:style-name="P9"><text:s text:c="8"/><text:span text:style-name="T40"># Heapifica o heap reduzido</text:span></text:p>
      <text:p text:style-name="P9"><text:s text:c="8"/><text:span text:style-name="T32">heapify</text:span><text:span text:style-name="T37">(</text:span><text:span text:style-name="T32">arr</text:span><text:span text:style-name="T37">,</text:span><text:span text:style-name="T32"> i</text:span><text:span text:style-name="T37">,</text:span><text:span text:style-name="T32"> </text:span><text:span text:style-name="T41">0</text:span><text:span text:style-name="T37">)</text:span></text:p>
      <text:p text:style-name="P9"><text:s text:c="8"/><text:span text:style-name="T34">print</text:span><text:span text:style-name="T37">(</text:span><text:span text:style-name="T39">f"Heap após reconstrução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9"><text:s text:c="8"/><text:span text:style-name="T34">print</text:span><text:span text:style-name="T37">(</text:span><text:span text:style-name="T39">"-"</text:span><text:span text:style-name="T32"> </text:span><text:span text:style-name="T34">*</text:span><text:span text:style-name="T32"> </text:span><text:span text:style-name="T41">50</text:span><text:span text:style-name="T37">)</text:span></text:p>
      <text:p text:style-name="P14"/>
      <text:p text:style-name="P11"># Exemplo prático passo a passo</text:p>
      <text:p text:style-name="P8"><text:span text:style-name="T33">def</text:span> <text:span text:style-name="T35">exemplo_detalhado</text:span><text:span text:style-name="T36">():</text:span></text:p>
      <text:p text:style-name="P9"><text:s text:c="4"/><text:span text:style-name="T34">print</text:span><text:span text:style-name="T37">(</text:span><text:span text:style-name="T39">"=== EXEMPLO DETALHADO DO HEAPSORT ===\n"</text:span><text:span text:style-name="T37">)</text:span></text:p>
      <text:p text:style-name="P9"><text:s text:c="4"/></text:p>
      <text:p text:style-name="P9"><text:s text:c="4"/><text:span text:style-name="T40"># Array de exemplo</text:span></text:p>
      <text:p text:style-name="P9"><text:s text:c="4"/><text:span text:style-name="T32">arr </text:span><text:span text:style-name="T34">=</text:span><text:span text:style-name="T32"> </text:span><text:span text:style-name="T37">[</text:span><text:span text:style-name="T41">4</text:span><text:span text:style-name="T37">,</text:span><text:span text:style-name="T32"> </text:span><text:span text:style-name="T41">10</text:span><text:span text:style-name="T37">,</text:span><text:span text:style-name="T32"> </text:span><text:span text:style-name="T41">3</text:span><text:span text:style-name="T37">,</text:span><text:span text:style-name="T32"> </text:span><text:span text:style-name="T41">5</text:span><text:span text:style-name="T37">,</text:span><text:span text:style-name="T32"> </text:span><text:span text:style-name="T41">1</text:span><text:span text:style-name="T37">]</text:span></text:p>
      <text:p text:style-name="P9"><text:s text:c="4"/><text:span text:style-name="T34">print</text:span><text:span text:style-name="T37">(</text:span><text:span text:style-name="T39">f"Array original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9"><text:s text:c="4"/><text:span text:style-name="T34">print</text:span><text:span text:style-name="T37">(</text:span><text:span text:style-name="T39">"\n"</text:span><text:span text:style-name="T32"> </text:span><text:span text:style-name="T34">+</text:span><text:span text:style-name="T32"> </text:span><text:span text:style-name="T39">"="</text:span><text:span text:style-name="T34">*</text:span><text:span text:style-name="T41">60</text:span><text:span text:style-name="T32"> </text:span><text:span text:style-name="T34">+</text:span><text:span text:style-name="T32"> </text:span><text:span text:style-name="T39">"\n"</text:span><text:span text:style-name="T37">)</text:span></text:p>
      <text:p text:style-name="P9"><text:s text:c="4"/></text:p>
      <text:p text:style-name="P9"><text:s text:c="4"/><text:span text:style-name="T32">heapsort</text:span><text:span text:style-name="T37">(</text:span><text:span text:style-name="T32">arr</text:span><text:span text:style-name="T37">)</text:span></text:p>
      <text:p text:style-name="P9"><text:s text:c="4"/></text:p>
      <text:p text:style-name="P9"><text:s text:c="4"/><text:span text:style-name="T34">print</text:span><text:span text:style-name="T37">(</text:span><text:span text:style-name="T39">f"\nArray ordenado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14"/>
      <text:p text:style-name="P11"># Versão simplificada para uso prático</text:p>
      <text:p text:style-name="P8"><text:span text:style-name="T33">def</text:span> <text:span text:style-name="T35">heapsort_simples</text:span><text:span text:style-name="T36">(</text:span>arr<text:span text:style-name="T36">):</text:span></text:p>
      <text:p text:style-name="P9"><text:s text:c="4"/><text:span text:style-name="T39">"""</text:span></text:p>
      <text:p text:style-name="P10"><text:s text:c="4"/><text:span text:style-name="T32">Versão simplificada do HeapSort</text:span></text:p>
      <text:p text:style-name="P10"><text:s text:c="4"/><text:span text:style-name="T32">"""</text:span></text:p>
      <text:p text:style-name="P9"><text:s text:c="4"/><text:span text:style-name="T32">n </text:span><text:span text:style-name="T34">=</text:span><text:span text:style-name="T32"> </text:span><text:span text:style-name="T42">len</text:span><text:span text:style-name="T37">(</text:span><text:span text:style-name="T32">arr</text:span><text:span text:style-name="T37">)</text:span></text:p>
      <text:p text:style-name="P9"><text:s text:c="4"/></text:p>
      <text:p text:style-name="P9"><text:s text:c="4"/><text:span text:style-name="T40"># Constrói o heap máximo</text:span></text:p>
      <text:p text:style-name="P9"><text:s text:c="4"/><text:span text:style-name="T34">for</text:span><text:span text:style-name="T32"> i </text:span><text:span text:style-name="T34">in</text:span><text:span text:style-name="T32"> </text:span><text:span text:style-name="T42">range</text:span><text:span text:style-name="T37">(</text:span><text:span text:style-name="T32">n </text:span><text:span text:style-name="T34">//</text:span><text:span text:style-name="T32"> </text:span><text:span text:style-name="T41">2</text:span><text:span text:style-name="T32"> </text:span><text:span text:style-name="T34">-</text:span><text:span text:style-name="T32"> </text:span><text:span text:style-name="T41">1</text:span><text:span text:style-name="T37">,</text:span><text:span text:style-name="T32"> </text:span><text:span text:style-name="T34">-</text:span><text:span text:style-name="T41">1</text:span><text:span text:style-name="T37">,</text:span><text:span text:style-name="T32"> </text:span><text:span text:style-name="T34">-</text:span><text:span text:style-name="T41">1</text:span><text:span text:style-name="T37">):</text:span></text:p>
      <text:p text:style-name="P9"><text:s text:c="8"/><text:span text:style-name="T32">heapify</text:span><text:span text:style-name="T37">(</text:span><text:span text:style-name="T32">arr</text:span><text:span text:style-name="T37">,</text:span><text:span text:style-name="T32"> n</text:span><text:span text:style-name="T37">,</text:span><text:span text:style-name="T32"> i</text:span><text:span text:style-name="T37">)</text:span></text:p>
      <text:p text:style-name="P9"><text:s text:c="4"/></text:p>
      <text:p text:style-name="P9"><text:s text:c="4"/><text:span text:style-name="T40"># Extrai elementos um por um</text:span></text:p>
      <text:p text:style-name="P9"><text:s text:c="4"/><text:span text:style-name="T34">for</text:span><text:span text:style-name="T32"> i </text:span><text:span text:style-name="T34">in</text:span><text:span text:style-name="T32"> </text:span><text:span text:style-name="T42">range</text:span><text:span text:style-name="T37">(</text:span><text:span text:style-name="T32">n </text:span><text:span text:style-name="T34">-</text:span><text:span text:style-name="T32"> </text:span><text:span text:style-name="T41">1</text:span><text:span text:style-name="T37">,</text:span><text:span text:style-name="T32"> </text:span><text:span text:style-name="T41">0</text:span><text:span text:style-name="T37">,</text:span><text:span text:style-name="T32"> </text:span><text:span text:style-name="T34">-</text:span><text:span text:style-name="T41">1</text:span><text:span text:style-name="T37">):</text:span></text:p>
      <text:p text:style-name="P9"><text:s text:c="8"/><text:span text:style-name="T32">arr</text:span><text:span text:style-name="T37">[</text:span><text:span text:style-name="T32">i</text:span><text:span text:style-name="T37">],</text:span><text:span text:style-name="T32"> arr</text:span><text:span text:style-name="T37">[</text:span><text:span text:style-name="T41">0</text:span><text:span text:style-name="T37">]</text:span><text:span text:style-name="T32"> </text:span><text:span text:style-name="T34">=</text:span><text:span text:style-name="T32"> arr</text:span><text:span text:style-name="T37">[</text:span><text:span text:style-name="T41">0</text:span><text:span text:style-name="T37">],</text:span><text:span text:style-name="T32"> arr</text:span><text:span text:style-name="T37">[</text:span><text:span text:style-name="T32">i</text:span><text:span text:style-name="T37">]</text:span><text:span text:style-name="T32"> <text:s/></text:span><text:span text:style-name="T40"># Troca</text:span></text:p>
      <text:p text:style-name="P9"><text:soft-page-break/><text:s text:c="8"/><text:span text:style-name="T32">heapify</text:span><text:span text:style-name="T37">(</text:span><text:span text:style-name="T32">arr</text:span><text:span text:style-name="T37">,</text:span><text:span text:style-name="T32"> i</text:span><text:span text:style-name="T37">,</text:span><text:span text:style-name="T32"> </text:span><text:span text:style-name="T41">0</text:span><text:span text:style-name="T37">)</text:span><text:span text:style-name="T32"> <text:s/></text:span><text:span text:style-name="T40"># Heapifica o heap reduzido</text:span></text:p>
      <text:p text:style-name="P9"><text:s text:c="4"/></text:p>
      <text:p text:style-name="P9"><text:s text:c="4"/><text:span text:style-name="T34">return</text:span><text:span text:style-name="T32"> arr</text:span></text:p>
      <text:p text:style-name="P14"/>
      <text:p text:style-name="P11"># Teste com visualização gráfica</text:p>
      <text:p text:style-name="P8"><text:span text:style-name="T33">def</text:span> <text:span text:style-name="T35">visualizar_heap</text:span><text:span text:style-name="T36">(</text:span>arr<text:span text:style-name="T36">,</text:span> titulo<text:span text:style-name="T33">=</text:span><text:span text:style-name="T38">""</text:span><text:span text:style-name="T36">):</text:span></text:p>
      <text:p text:style-name="P9"><text:s text:c="4"/><text:span text:style-name="T39">"""</text:span></text:p>
      <text:p text:style-name="P10"><text:s text:c="4"/><text:span text:style-name="T32">Função auxiliar para visualizar o heap como árvore</text:span></text:p>
      <text:p text:style-name="P10"><text:s text:c="4"/><text:span text:style-name="T32">"""</text:span></text:p>
      <text:p text:style-name="P9"><text:s text:c="4"/><text:span text:style-name="T34">print</text:span><text:span text:style-name="T37">(</text:span><text:span text:style-name="T39">f"</text:span><text:span text:style-name="T37">{</text:span><text:span text:style-name="T32">titulo</text:span><text:span text:style-name="T37">}</text:span><text:span text:style-name="T39">: </text:span><text:span text:style-name="T37">{</text:span><text:span text:style-name="T32">arr</text:span><text:span text:style-name="T37">}</text:span><text:span text:style-name="T39">"</text:span><text:span text:style-name="T37">)</text:span></text:p>
      <text:p text:style-name="P9"><text:s text:c="4"/><text:span text:style-name="T32">n </text:span><text:span text:style-name="T34">=</text:span><text:span text:style-name="T32"> </text:span><text:span text:style-name="T42">len</text:span><text:span text:style-name="T37">(</text:span><text:span text:style-name="T32">arr</text:span><text:span text:style-name="T37">)</text:span></text:p>
      <text:p text:style-name="P9"><text:s text:c="4"/><text:span text:style-name="T32">nivel </text:span><text:span text:style-name="T34">=</text:span><text:span text:style-name="T32"> </text:span><text:span text:style-name="T41">0</text:span></text:p>
      <text:p text:style-name="P9"><text:s text:c="4"/><text:span text:style-name="T32">i </text:span><text:span text:style-name="T34">=</text:span><text:span text:style-name="T32"> </text:span><text:span text:style-name="T41">0</text:span></text:p>
      <text:p text:style-name="P9"><text:s text:c="4"/></text:p>
      <text:p text:style-name="P9"><text:s text:c="4"/><text:span text:style-name="T34">while</text:span><text:span text:style-name="T32"> i </text:span><text:span text:style-name="T34">&lt;</text:span><text:span text:style-name="T32"> n</text:span><text:span text:style-name="T37">:</text:span></text:p>
      <text:p text:style-name="P9"><text:s text:c="8"/><text:span text:style-name="T32">elementos_nivel </text:span><text:span text:style-name="T34">=</text:span><text:span text:style-name="T32"> </text:span><text:span text:style-name="T41">2</text:span><text:span text:style-name="T32"> </text:span><text:span text:style-name="T34">**</text:span><text:span text:style-name="T32"> nivel</text:span></text:p>
      <text:p text:style-name="P9"><text:s text:c="8"/><text:span text:style-name="T32">fim </text:span><text:span text:style-name="T34">=</text:span><text:span text:style-name="T32"> </text:span><text:span text:style-name="T42">min</text:span><text:span text:style-name="T37">(</text:span><text:span text:style-name="T32">i </text:span><text:span text:style-name="T34">+</text:span><text:span text:style-name="T32"> elementos_nivel</text:span><text:span text:style-name="T37">,</text:span><text:span text:style-name="T32"> n</text:span><text:span text:style-name="T37">)</text:span></text:p>
      <text:p text:style-name="P9"><text:s text:c="8"/><text:span text:style-name="T32">nivel_str </text:span><text:span text:style-name="T34">=</text:span><text:span text:style-name="T32"> </text:span><text:span text:style-name="T39">" <text:s/>"</text:span><text:span text:style-name="T32"> </text:span><text:span text:style-name="T34">*</text:span><text:span text:style-name="T32"> </text:span><text:span text:style-name="T37">(</text:span><text:span text:style-name="T32">n </text:span><text:span text:style-name="T34">//</text:span><text:span text:style-name="T32"> </text:span><text:span text:style-name="T41">2</text:span><text:span text:style-name="T32"> </text:span><text:span text:style-name="T34">-</text:span><text:span text:style-name="T32"> nivel</text:span><text:span text:style-name="T37">)</text:span></text:p>
      <text:p text:style-name="P9"><text:s text:c="8"/><text:span text:style-name="T34">print</text:span><text:span text:style-name="T37">(</text:span><text:span text:style-name="T32">nivel_str </text:span><text:span text:style-name="T34">+</text:span><text:span text:style-name="T32"> </text:span><text:span text:style-name="T39">" "</text:span><text:span text:style-name="T37">.</text:span><text:span text:style-name="T32">join</text:span><text:span text:style-name="T37">(</text:span><text:span text:style-name="T39">f"</text:span><text:span text:style-name="T37">{</text:span><text:span text:style-name="T32">arr</text:span><text:span text:style-name="T37">[</text:span><text:span text:style-name="T32">j</text:span><text:span text:style-name="T37">]:</text:span><text:span text:style-name="T32">2</text:span><text:span text:style-name="T37">}</text:span><text:span text:style-name="T39">"</text:span><text:span text:style-name="T32"> </text:span><text:span text:style-name="T34">for</text:span><text:span text:style-name="T32"> j </text:span><text:span text:style-name="T34">in</text:span><text:span text:style-name="T32"> </text:span><text:span text:style-name="T42">range</text:span><text:span text:style-name="T37">(</text:span><text:span text:style-name="T32">i</text:span><text:span text:style-name="T37">,</text:span><text:span text:style-name="T32"> fim</text:span><text:span text:style-name="T37">)))</text:span></text:p>
      <text:p text:style-name="P9"><text:s text:c="8"/><text:span text:style-name="T32">i </text:span><text:span text:style-name="T34">=</text:span><text:span text:style-name="T32"> fim</text:span></text:p>
      <text:p text:style-name="P9"><text:s text:c="8"/><text:span text:style-name="T32">nivel </text:span><text:span text:style-name="T34">+=</text:span><text:span text:style-name="T32"> </text:span><text:span text:style-name="T41">1</text:span></text:p>
      <text:p text:style-name="P9"><text:s text:c="4"/><text:span text:style-name="T34">print</text:span><text:span text:style-name="T37">()</text:span></text:p>
      <text:p text:style-name="P14"/>
      <text:p text:style-name="P11"># Exemplo com visualização</text:p>
      <text:p text:style-name="P8"><text:span text:style-name="T33">def</text:span> <text:span text:style-name="T35">exemplo_com_visualizacao</text:span><text:span text:style-name="T36">():</text:span></text:p>
      <text:p text:style-name="P9"><text:s text:c="4"/><text:span text:style-name="T34">print</text:span><text:span text:style-name="T37">(</text:span><text:span text:style-name="T39">"=== HEAPSORT COM VISUALIZAÇÃO ===\n"</text:span><text:span text:style-name="T37">)</text:span></text:p>
      <text:p text:style-name="P9"><text:s text:c="4"/></text:p>
      <text:p text:style-name="P9"><text:s text:c="4"/><text:span text:style-name="T32">arr </text:span><text:span text:style-name="T34">=</text:span><text:span text:style-name="T32"> </text:span><text:span text:style-name="T37">[</text:span><text:span text:style-name="T41">4</text:span><text:span text:style-name="T37">,</text:span><text:span text:style-name="T32"> </text:span><text:span text:style-name="T41">10</text:span><text:span text:style-name="T37">,</text:span><text:span text:style-name="T32"> </text:span><text:span text:style-name="T41">3</text:span><text:span text:style-name="T37">,</text:span><text:span text:style-name="T32"> </text:span><text:span text:style-name="T41">5</text:span><text:span text:style-name="T37">,</text:span><text:span text:style-name="T32"> </text:span><text:span text:style-name="T41">1</text:span><text:span text:style-name="T37">,</text:span><text:span text:style-name="T32"> </text:span><text:span text:style-name="T41">8</text:span><text:span text:style-name="T37">,</text:span><text:span text:style-name="T32"> </text:span><text:span text:style-name="T41">7</text:span><text:span text:style-name="T37">]</text:span></text:p>
      <text:p text:style-name="P9"><text:s text:c="4"/><text:span text:style-name="T34">print</text:span><text:span text:style-name="T37">(</text:span><text:span text:style-name="T39">"Array original:"</text:span><text:span text:style-name="T37">)</text:span></text:p>
      <text:p text:style-name="P9"><text:s text:c="4"/><text:span text:style-name="T32">visualizar_heap</text:span><text:span text:style-name="T37">(</text:span><text:span text:style-name="T32">arr</text:span><text:span text:style-name="T37">,</text:span><text:span text:style-name="T32"> </text:span><text:span text:style-name="T39">"Estado inicial"</text:span><text:span text:style-name="T37">)</text:span></text:p>
      <text:p text:style-name="P9"><text:s text:c="4"/></text:p>
      <text:p text:style-name="P9"><text:s text:c="4"/><text:span text:style-name="T32">n </text:span><text:span text:style-name="T34">=</text:span><text:span text:style-name="T32"> </text:span><text:span text:style-name="T42">len</text:span><text:span text:style-name="T37">(</text:span><text:span text:style-name="T32">arr</text:span><text:span text:style-name="T37">)</text:span></text:p>
      <text:p text:style-name="P9"><text:s text:c="4"/></text:p>
      <text:p text:style-name="P9"><text:s text:c="4"/><text:span text:style-name="T40"># Construção do heap</text:span></text:p>
      <text:p text:style-name="P9"><text:s text:c="4"/><text:span text:style-name="T34">for</text:span><text:span text:style-name="T32"> i </text:span><text:span text:style-name="T34">in</text:span><text:span text:style-name="T32"> </text:span><text:span text:style-name="T42">range</text:span><text:span text:style-name="T37">(</text:span><text:span text:style-name="T32">n </text:span><text:span text:style-name="T34">//</text:span><text:span text:style-name="T32"> </text:span><text:span text:style-name="T41">2</text:span><text:span text:style-name="T32"> </text:span><text:span text:style-name="T34">-</text:span><text:span text:style-name="T32"> </text:span><text:span text:style-name="T41">1</text:span><text:span text:style-name="T37">,</text:span><text:span text:style-name="T32"> </text:span><text:span text:style-name="T34">-</text:span><text:span text:style-name="T41">1</text:span><text:span text:style-name="T37">,</text:span><text:span text:style-name="T32"> </text:span><text:span text:style-name="T34">-</text:span><text:span text:style-name="T41">1</text:span><text:span text:style-name="T37">):</text:span></text:p>
      <text:p text:style-name="P9"><text:s text:c="8"/><text:span text:style-name="T32">heapify</text:span><text:span text:style-name="T37">(</text:span><text:span text:style-name="T32">arr</text:span><text:span text:style-name="T37">,</text:span><text:span text:style-name="T32"> n</text:span><text:span text:style-name="T37">,</text:span><text:span text:style-name="T32"> i</text:span><text:span text:style-name="T37">)</text:span></text:p>
      <text:p text:style-name="P9"><text:s text:c="8"/><text:span text:style-name="T32">visualizar_heap</text:span><text:span text:style-name="T37">(</text:span><text:span text:style-name="T32">arr</text:span><text:span text:style-name="T37">,</text:span><text:span text:style-name="T32"> </text:span><text:span text:style-name="T39">f"Após heapificar a partir de índice </text:span><text:span text:style-name="T37">{</text:span><text:span text:style-name="T32">i</text:span><text:span text:style-name="T37">}</text:span><text:span text:style-name="T39">"</text:span><text:span text:style-name="T37">)</text:span></text:p>
      <text:p text:style-name="P9"><text:s text:c="4"/></text:p>
      <text:p text:style-name="P9"><text:s text:c="4"/><text:span text:style-name="T40"># Ordenação</text:span></text:p>
      <text:p text:style-name="P9"><text:s text:c="4"/><text:span text:style-name="T34">for</text:span><text:span text:style-name="T32"> i </text:span><text:span text:style-name="T34">in</text:span><text:span text:style-name="T32"> </text:span><text:span text:style-name="T42">range</text:span><text:span text:style-name="T37">(</text:span><text:span text:style-name="T32">n </text:span><text:span text:style-name="T34">-</text:span><text:span text:style-name="T32"> </text:span><text:span text:style-name="T41">1</text:span><text:span text:style-name="T37">,</text:span><text:span text:style-name="T32"> </text:span><text:span text:style-name="T41">0</text:span><text:span text:style-name="T37">,</text:span><text:span text:style-name="T32"> </text:span><text:span text:style-name="T34">-</text:span><text:span text:style-name="T41">1</text:span><text:span text:style-name="T37">):</text:span></text:p>
      <text:p text:style-name="P9"><text:s text:c="8"/><text:span text:style-name="T32">arr</text:span><text:span text:style-name="T37">[</text:span><text:span text:style-name="T32">i</text:span><text:span text:style-name="T37">],</text:span><text:span text:style-name="T32"> arr</text:span><text:span text:style-name="T37">[</text:span><text:span text:style-name="T41">0</text:span><text:span text:style-name="T37">]</text:span><text:span text:style-name="T32"> </text:span><text:span text:style-name="T34">=</text:span><text:span text:style-name="T32"> arr</text:span><text:span text:style-name="T37">[</text:span><text:span text:style-name="T41">0</text:span><text:span text:style-name="T37">],</text:span><text:span text:style-name="T32"> arr</text:span><text:span text:style-name="T37">[</text:span><text:span text:style-name="T32">i</text:span><text:span text:style-name="T37">]</text:span></text:p>
      <text:p text:style-name="P9"><text:s text:c="8"/><text:span text:style-name="T32">visualizar_heap</text:span><text:span text:style-name="T37">(</text:span><text:span text:style-name="T32">arr</text:span><text:span text:style-name="T37">,</text:span><text:span text:style-name="T32"> </text:span><text:span text:style-name="T39">f"Após mover maior para posição </text:span><text:span text:style-name="T37">{</text:span><text:span text:style-name="T32">i</text:span><text:span text:style-name="T37">}</text:span><text:span text:style-name="T39">"</text:span><text:span text:style-name="T37">)</text:span></text:p>
      <text:p text:style-name="P9"><text:s text:c="8"/><text:span text:style-name="T32">heapify</text:span><text:span text:style-name="T37">(</text:span><text:span text:style-name="T32">arr</text:span><text:span text:style-name="T37">,</text:span><text:span text:style-name="T32"> i</text:span><text:span text:style-name="T37">,</text:span><text:span text:style-name="T32"> </text:span><text:span text:style-name="T41">0</text:span><text:span text:style-name="T37">)</text:span></text:p>
      <text:p text:style-name="P9"><text:s text:c="8"/><text:span text:style-name="T32">visualizar_heap</text:span><text:span text:style-name="T37">(</text:span><text:span text:style-name="T32">arr</text:span><text:span text:style-name="T37">,</text:span><text:span text:style-name="T32"> </text:span><text:span text:style-name="T39">f"Após reconstruir heap"</text:span><text:span text:style-name="T37">)</text:span></text:p>
      <text:p text:style-name="P9"><text:soft-page-break/><text:s text:c="4"/></text:p>
      <text:p text:style-name="P9"><text:s text:c="4"/><text:span text:style-name="T34">print</text:span><text:span text:style-name="T37">(</text:span><text:span text:style-name="T39">"Array final ordenado:"</text:span><text:span text:style-name="T37">,</text:span><text:span text:style-name="T32"> arr</text:span><text:span text:style-name="T37">)</text:span></text:p>
      <text:p text:style-name="P14"/>
      <text:p text:style-name="P11"># Executar exemplos</text:p>
      <text:p text:style-name="P8"><text:span text:style-name="T33">if</text:span> __name__ <text:span text:style-name="T33">==</text:span> <text:span text:style-name="T38">"__main__"</text:span><text:span text:style-name="T36">:</text:span></text:p>
      <text:p text:style-name="P9"><text:s text:c="4"/><text:span text:style-name="T40"># Exemplo detalhado</text:span></text:p>
      <text:p text:style-name="P9"><text:s text:c="4"/><text:span text:style-name="T32">exemplo_detalhado</text:span><text:span text:style-name="T37">()</text:span></text:p>
      <text:p text:style-name="P9"><text:s text:c="4"/></text:p>
      <text:p text:style-name="P9"><text:s text:c="4"/><text:span text:style-name="T34">print</text:span><text:span text:style-name="T37">(</text:span><text:span text:style-name="T39">"\n"</text:span><text:span text:style-name="T32"> </text:span><text:span text:style-name="T34">+</text:span><text:span text:style-name="T32"> </text:span><text:span text:style-name="T39">"="</text:span><text:span text:style-name="T34">*</text:span><text:span text:style-name="T41">80</text:span><text:span text:style-name="T32"> </text:span><text:span text:style-name="T34">+</text:span><text:span text:style-name="T32"> </text:span><text:span text:style-name="T39">"\n"</text:span><text:span text:style-name="T37">)</text:span></text:p>
      <text:p text:style-name="P9"><text:s text:c="4"/></text:p>
      <text:p text:style-name="P9"><text:s text:c="4"/><text:span text:style-name="T40"># Exemplo com visualização</text:span></text:p>
      <text:p text:style-name="P9"><text:s text:c="4"/><text:span text:style-name="T32">exemplo_com_visualizacao</text:span><text:span text:style-name="T37">()</text:span></text:p>
      <text:p text:style-name="P9"><text:s text:c="4"/></text:p>
      <text:p text:style-name="P9"><text:s text:c="4"/><text:span text:style-name="T40"># Teste prático</text:span></text:p>
      <text:p text:style-name="P9"><text:s text:c="4"/><text:span text:style-name="T34">print</text:span><text:span text:style-name="T37">(</text:span><text:span text:style-name="T39">"\n"</text:span><text:span text:style-name="T32"> </text:span><text:span text:style-name="T34">+</text:span><text:span text:style-name="T32"> </text:span><text:span text:style-name="T39">"="</text:span><text:span text:style-name="T34">*</text:span><text:span text:style-name="T41">80</text:span><text:span text:style-name="T32"> </text:span><text:span text:style-name="T34">+</text:span><text:span text:style-name="T32"> </text:span><text:span text:style-name="T39">"\n"</text:span><text:span text:style-name="T37">)</text:span></text:p>
      <text:p text:style-name="P9"><text:s text:c="4"/><text:span text:style-name="T34">print</text:span><text:span text:style-name="T37">(</text:span><text:span text:style-name="T39">"TESTE PRÁTICO:"</text:span><text:span text:style-name="T37">)</text:span></text:p>
      <text:p text:style-name="P9"><text:s text:c="4"/><text:span text:style-name="T32">teste </text:span><text:span text:style-name="T34">=</text:span><text:span text:style-name="T32"> </text:span><text:span text:style-name="T37">[</text:span><text:span text:style-name="T41">64</text:span><text:span text:style-name="T37">,</text:span><text:span text:style-name="T32"> </text:span><text:span text:style-name="T41">34</text:span><text:span text:style-name="T37">,</text:span><text:span text:style-name="T32"> </text:span><text:span text:style-name="T41">25</text:span><text:span text:style-name="T37">,</text:span><text:span text:style-name="T32"> </text:span><text:span text:style-name="T41">12</text:span><text:span text:style-name="T37">,</text:span><text:span text:style-name="T32"> </text:span><text:span text:style-name="T41">22</text:span><text:span text:style-name="T37">,</text:span><text:span text:style-name="T32"> </text:span><text:span text:style-name="T41">11</text:span><text:span text:style-name="T37">,</text:span><text:span text:style-name="T32"> </text:span><text:span text:style-name="T41">90</text:span><text:span text:style-name="T37">]</text:span></text:p>
      <text:p text:style-name="P9"><text:s text:c="4"/><text:span text:style-name="T34">print</text:span><text:span text:style-name="T37">(</text:span><text:span text:style-name="T39">f"Antes: </text:span><text:span text:style-name="T37">{</text:span><text:span text:style-name="T32">teste</text:span><text:span text:style-name="T37">}</text:span><text:span text:style-name="T39">"</text:span><text:span text:style-name="T37">)</text:span></text:p>
      <text:p text:style-name="P9"><text:s text:c="4"/><text:span text:style-name="T32">resultado </text:span><text:span text:style-name="T34">=</text:span><text:span text:style-name="T32"> heapsort_simples</text:span><text:span text:style-name="T37">(</text:span><text:span text:style-name="T32">teste</text:span><text:span text:style-name="T37">.</text:span><text:span text:style-name="T32">copy</text:span><text:span text:style-name="T37">())</text:span></text:p>
      <text:p text:style-name="P9"><text:s text:c="4"/><text:span text:style-name="T34">print</text:span><text:span text:style-name="T37">(</text:span><text:span text:style-name="T39">f"Depois: </text:span><text:span text:style-name="T37">{</text:span><text:span text:style-name="T32">resultado</text:span><text:span text:style-name="T37">}</text:span><text:span text:style-name="T39">"</text:span><text:span text:style-name="T37">)</text:span></text:p>
      <text:h text:style-name="P3" text:outline-level="2">Análise de Complexidade</text:h>
      <text:h text:style-name="P7" text:outline-level="3">Complexidade de Tempo:</text:h>
      <text:list text:style-name="L3">
        <text:list-item>
          <text:p text:style-name="P19"><text:span text:style-name="Strong_20_Emphasis"><text:span text:style-name="T17">Pior caso</text:span></text:span><text:span text:style-name="T18">: O(n log n)</text:span></text:p>
        </text:list-item>
        <text:list-item>
          <text:p text:style-name="P19"><text:span text:style-name="Strong_20_Emphasis"><text:span text:style-name="T17">Melhor caso</text:span></text:span><text:span text:style-name="T18">: O(n log n)</text:span></text:p>
        </text:list-item>
        <text:list-item>
          <text:p text:style-name="P19"><text:span text:style-name="Strong_20_Emphasis"><text:span text:style-name="T17">Caso médio</text:span></text:span><text:span text:style-name="T18">: O(n log n)</text:span></text:p>
        </text:list-item>
      </text:list>
      <text:h text:style-name="P7" text:outline-level="3">Complexidade de Espaço:</text:h>
      <text:list text:style-name="L4">
        <text:list-item>
          <text:p text:style-name="P20"><text:span text:style-name="Strong_20_Emphasis"><text:span text:style-name="T17">O(1)</text:span></text:span><text:span text:style-name="T18"> - Ordenação in-place (não usa espaço adicional significativo)</text:span></text:p>
        </text:list-item>
      </text:list>
      <text:h text:style-name="P3" text:outline-level="2">Vantagens e Desvantagens</text:h>
      <text:h text:style-name="P7" text:outline-level="3">Vantagens:</text:h>
      <text:list text:style-name="L5">
        <text:list-item>
          <text:p text:style-name="P30">✅ <text:span text:style-name="T1">Eficiente: O(n log n) em todos os casos</text:span></text:p>
        </text:list-item>
        <text:list-item>
          <text:p text:style-name="P30">✅ <text:span text:style-name="T1">Ordenação in-place</text:span></text:p>
        </text:list-item>
        <text:list-item>
          <text:p text:style-name="P30"><text:soft-page-break/>✅ <text:span text:style-name="T1">Estável na maioria das implementações</text:span></text:p>
        </text:list-item>
        <text:list-item>
          <text:p text:style-name="P30">✅ <text:span text:style-name="T1">Não requer espaço adicional significativo</text:span></text:p>
        </text:list-item>
      </text:list>
      <text:h text:style-name="P7" text:outline-level="3">Desvantagens:</text:h>
      <text:list text:style-name="L6">
        <text:list-item>
          <text:p text:style-name="P31">❌ <text:span text:style-name="T1">Não é adaptativo (não aproveita arrays parcialmente ordenados)</text:span></text:p>
        </text:list-item>
        <text:list-item>
          <text:p text:style-name="P31">❌ <text:span text:style-name="T1">Mais complexo de implementar que algoritmos simples</text:span></text:p>
        </text:list-item>
        <text:list-item>
          <text:p text:style-name="P31">❌ <text:span text:style-name="T1">Pior desempenho de cache comparado ao QuickSort</text:span></text:p>
        </text:list-item>
      </text:list>
      <text:h text:style-name="P3" text:outline-level="2">Comparação com Outros Algoritmos</text:h>
      <text:p text:style-name="P32">python</text:p>
      <text:p text:style-name="P12"># Comparação prática</text:p>
      <text:p text:style-name="P12">import time</text:p>
      <text:p text:style-name="P12">import random</text:p>
      <text:p text:style-name="P15"/>
      <text:p text:style-name="P12">def comparar_desempenho():</text:p>
      <text:p text:style-name="P13"><text:s text:c="4"/><text:span text:style-name="T32">tamanhos = [100, 1000, 5000]</text:span></text:p>
      <text:p text:style-name="P13"><text:s text:c="4"/></text:p>
      <text:p text:style-name="P13"><text:s text:c="4"/><text:span text:style-name="T32">for tamanho in tamanhos:</text:span></text:p>
      <text:p text:style-name="P13"><text:s text:c="8"/><text:span text:style-name="T32">arr = [random.randint(1, 1000) for _ in range(tamanho)]</text:span></text:p>
      <text:p text:style-name="P13"><text:s text:c="8"/></text:p>
      <text:p text:style-name="P13"><text:s text:c="8"/><text:span text:style-name="T32"># HeapSort</text:span></text:p>
      <text:p text:style-name="P13"><text:s text:c="8"/><text:span text:style-name="T32">copia = arr.copy()</text:span></text:p>
      <text:p text:style-name="P13"><text:s text:c="8"/><text:span text:style-name="T32">inicio = time.time()</text:span></text:p>
      <text:p text:style-name="P13"><text:s text:c="8"/><text:span text:style-name="T32">heapsort_simples(copia)</text:span></text:p>
      <text:p text:style-name="P13"><text:s text:c="8"/><text:span text:style-name="T32">tempo_heap = time.time() - inicio</text:span></text:p>
      <text:p text:style-name="P13"><text:s text:c="8"/></text:p>
      <text:p text:style-name="P13"><text:s text:c="8"/><text:span text:style-name="T32"># QuickSort (built-in do Python)</text:span></text:p>
      <text:p text:style-name="P13"><text:s text:c="8"/><text:span text:style-name="T32">copia2 = arr.copy()</text:span></text:p>
      <text:p text:style-name="P13"><text:s text:c="8"/><text:span text:style-name="T32">inicio = time.time()</text:span></text:p>
      <text:p text:style-name="P13"><text:s text:c="8"/><text:span text:style-name="T32">copia2.sort()</text:span></text:p>
      <text:p text:style-name="P13"><text:s text:c="8"/><text:span text:style-name="T32">tempo_quick = time.time() - inicio</text:span></text:p>
      <text:p text:style-name="P13"><text:s text:c="8"/></text:p>
      <text:p text:style-name="P13"><text:s text:c="8"/><text:span text:style-name="T32">print(f"Tamanho {tamanho}:")</text:span></text:p>
      <text:p text:style-name="P13"><text:s text:c="8"/><text:span text:style-name="T32">print(f" <text:s/>HeapSort: {tempo_heap:.6f} segundos")</text:span></text:p>
      <text:p text:style-name="P13"><text:s text:c="8"/><text:span text:style-name="T32">print(f" <text:s/>QuickSort: {tempo_quick:.6f} segundos")</text:span></text:p>
      <text:p text:style-name="P13"><text:s text:c="8"/><text:span text:style-name="T32">print()</text:span></text:p>
      <text:p text:style-name="P15"/>
      <text:p text:style-name="P12"># comparar_desempenho() <text:s/># Descomente para testar</text:p>
      <text:h text:style-name="P3" text:outline-level="2"><text:soft-page-break/>Casos de Uso Práticos</text:h>
      <text:p text:style-name="P26">O HeapSort é ideal para:</text:p>
      <text:list text:style-name="L7">
        <text:list-item>
          <text:p text:style-name="P28">Sistemas embarcados com memória limitada</text:p>
        </text:list-item>
        <text:list-item>
          <text:p text:style-name="P28">Aplicações que requerem garantia de desempenho O(n log n)</text:p>
        </text:list-item>
        <text:list-item>
          <text:p text:style-name="P28">Situações onde a estabilidade não é crítica</text:p>
        </text:list-item>
        <text:list-item>
          <text:p text:style-name="P28">Implementação de filas de prioridade</text:p>
        </text:list-item>
      </text:list>
      <text:p text:style-name="P27">Este algoritmo combina a simplicidade conceitual da ordenação por seleção com a eficiência de estruturas de dados avançadas, sendo uma excelente escolha para muitas aplicações práticas.</text:p>
      <text:p text:style-name="P29"/>
      <text:p text:style-name="P22"/>
      <text:p text:style-name="P2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0:14:22.390602455</meta:creation-date>
    <dc:date>2025-09-25T10:23:26.845343631</dc:date>
    <meta:editing-duration>PT9M6S</meta:editing-duration>
    <meta:editing-cycles>1</meta:editing-cycles>
    <meta:document-statistic meta:table-count="0" meta:image-count="0" meta:object-count="0" meta:page-count="7" meta:paragraph-count="208" meta:word-count="980" meta:character-count="6555" meta:non-whitespace-character-count="5005"/>
    <meta:generator>LibreOffice/24.2.7.2$Linux_X86_64 LibreOffice_project/420$Build-2</meta:generator>
  </office:meta>
</office:document-meta>
</file>